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700000168C57D261D246905B3.png" manifest:media-type="image/png"/>
  <manifest:file-entry manifest:full-path="Pictures/1000020100000280000001E04AC3F5FEA496B8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dash" draw:stroke-dash="Ultrafine_20_2_20_Dots_20_3_20_Dashes" svg:stroke-width="0.081cm" svg:stroke-color="#000000" draw:marker-start-width="0.321cm" draw:marker-end-width="0.321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77cm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000000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dash" draw:stroke-dash="Ultrafine_20_2_20_Dots_20_3_20_Dashes" svg:stroke-width="0.106cm" svg:stroke-color="#000000" draw:marker-start-width="0.359cm" draw:marker-end-width="0.359cm" draw:fill="none" draw:textarea-horizontal-align="justify" draw:textarea-vertical-align="middle" draw:auto-grow-height="false" fo:min-height="5.105cm" fo:min-width="7.141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811cm" svg:height="8.858cm" svg:x="14.716cm" svg:y="11.541cm">
          <draw:image xlink:href="Pictures/1000020100000280000001E04AC3F5FEA496B8AD.png" xlink:type="simple" xlink:show="embed" xlink:actuate="onLoad">
            <text:p/>
          </draw:image>
        </draw:frame>
        <draw:frame draw:style-name="gr2" draw:text-style-name="P1" draw:layer="layout" svg:width="6.152cm" svg:height="5.908cm" draw:transform="skewX (0.000174532925199436) rotate (-0.578227581185721) translate (11.088cm 5.953cm)">
          <draw:image xlink:href="Pictures/100002010000017700000168C57D261D246905B3.png" xlink:type="simple" xlink:show="embed" xlink:actuate="onLoad">
            <text:p/>
          </draw:image>
        </draw:frame>
        <draw:custom-shape draw:style-name="gr3" draw:text-style-name="P2" xml:id="id2" draw:id="id2" draw:layer="layout" svg:width="1.27cm" svg:height="0.508cm" svg:x="2.016cm" svg:y="6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1.27cm" svg:height="0.508cm" svg:x="3.794cm" svg:y="6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0.508cm" svg:x="5.572cm" svg:y="6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0.508cm" svg:x="5.572cm" svg:y="6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1.27cm" svg:height="0.508cm" svg:x="5.572cm" svg:y="6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1.27cm" svg:height="0.508cm" svg:x="7.35cm" svg:y="6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1.27cm" svg:height="0.508cm" svg:x="3.032cm" svg:y="5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1.27cm" svg:height="0.508cm" svg:x="6.334cm" svg:y="5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1.27cm" svg:height="0.508cm" svg:x="2.778cm" svg:y="7.8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1.27cm" svg:height="0.508cm" svg:x="3.921cm" svg:y="5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1.27cm" svg:height="0.508cm" svg:x="5.572cm" svg:y="5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1.27cm" svg:height="0.508cm" svg:x="4.81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27cm" svg:height="0.508cm" svg:x="4.683cm" svg:y="5.953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413cm" svg:y1="7.858cm" svg:x2="2.651cm" svg:y2="7.35cm" draw:start-shape="id1" draw:start-glue-point="0" draw:end-shape="id2" draw:end-glue-point="2" svg:d="M3413 7858v-254h-762v-254" svg:viewBox="0 0 763 509">
          <text:p/>
        </draw:connector>
        <draw:connector draw:style-name="gr5" draw:text-style-name="P2" draw:layer="layout" svg:x1="4.429cm" svg:y1="6.842cm" svg:x2="5.318cm" svg:y2="6.461cm" draw:start-shape="id3" draw:start-glue-point="0" draw:end-shape="id4" draw:end-glue-point="2" svg:d="M4429 6842v-190h889v-191" svg:viewBox="0 0 890 382">
          <text:p/>
        </draw:connector>
        <draw:connector draw:style-name="gr5" draw:text-style-name="P2" draw:layer="layout" svg:x1="2.651cm" svg:y1="6.842cm" svg:x2="3.667cm" svg:y2="6.461cm" draw:start-shape="id2" draw:start-glue-point="0" draw:end-shape="id5" draw:end-glue-point="2" svg:d="M2651 6842v-190h1016v-191" svg:viewBox="0 0 1017 382">
          <text:p/>
        </draw:connector>
        <draw:connector draw:style-name="gr5" draw:text-style-name="P2" draw:layer="layout" svg:x1="6.207cm" svg:y1="6.842cm" svg:x2="6.207cm" svg:y2="5.572cm" draw:start-shape="id6" draw:start-glue-point="0" draw:end-shape="id7" draw:end-glue-point="2" svg:d="M6207 6842v-1270" svg:viewBox="0 0 1 1271">
          <text:p/>
        </draw:connector>
        <draw:connector draw:style-name="gr5" draw:text-style-name="P2" draw:layer="layout" svg:x1="7.985cm" svg:y1="6.842cm" svg:x2="6.969cm" svg:y2="6.461cm" draw:start-shape="id8" draw:start-glue-point="0" draw:end-shape="id9" draw:end-glue-point="2" svg:d="M7985 6842v-190h-1016v-191" svg:viewBox="0 0 1017 382">
          <text:p/>
        </draw:connector>
        <draw:connector draw:style-name="gr5" draw:text-style-name="P2" draw:layer="layout" svg:x1="6.969cm" svg:y1="5.953cm" svg:x2="6.207cm" svg:y2="5.572cm" draw:start-shape="id9" draw:start-glue-point="0" draw:end-shape="id7" draw:end-glue-point="2" svg:d="M6969 5953v-190h-762v-191" svg:viewBox="0 0 763 382">
          <text:p/>
        </draw:connector>
        <draw:connector draw:style-name="gr6" draw:text-style-name="P1" draw:layer="layout" svg:x1="5.318cm" svg:y1="5.953cm" svg:x2="4.556cm" svg:y2="5.572cm" draw:start-shape="id4" draw:start-glue-point="0" draw:end-shape="id10" draw:end-glue-point="2" svg:d="M5318 5953v-190h-762v-191" svg:viewBox="0 0 763 382">
          <text:p/>
        </draw:connector>
        <draw:connector draw:style-name="gr6" draw:text-style-name="P1" draw:layer="layout" svg:x1="4.556cm" svg:y1="5.064cm" svg:x2="5.445cm" svg:y2="4.683cm" draw:start-shape="id10" draw:start-glue-point="0" draw:end-shape="id11" draw:end-glue-point="2" svg:d="M4556 5064v-190h889v-191" svg:viewBox="0 0 890 382">
          <text:p/>
        </draw:connector>
        <draw:custom-shape draw:style-name="gr7" draw:text-style-name="P3" draw:layer="layout" svg:width="7.747cm" svg:height="5.461cm" svg:x="1.508cm" svg:y="3.413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713cm" svg:height="0.962cm" svg:x="17.256cm" svg:y="10.271cm">
          <draw:text-box>
            <text:p>Complex networks</text:p>
          </draw:text-box>
        </draw:frame>
        <draw:frame draw:style-name="gr8" draw:text-style-name="P4" draw:layer="layout" svg:width="5.955cm" svg:height="0.962cm" svg:x="2.397cm" svg:y="9.255cm">
          <draw:text-box>
            <text:p>Curated knowled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1T08:10:49.223146990</meta:creation-date>
    <dc:date>2017-09-21T08:22:12.623033231</dc:date>
    <meta:editing-duration>PT51S</meta:editing-duration>
    <meta:editing-cycles>1</meta:editing-cycles>
    <meta:document-statistic meta:object-count="26"/>
    <meta:generator>LibreOffice/5.1.6.2$Linux_X86_64 LibreOffice_project/10m0$Build-2</meta:generator>
  </office:meta>
</office:document-meta>
</file>